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05cm" fo:min-width="3.1cm"/>
    </style:style>
    <style:style style:name="gr2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>
      <loext:graphic-properties draw:fill="solid" draw:fill-color="#ffffff"/>
      <style:paragraph-properties fo:text-align="center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solid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3cm" svg:x="5.1cm" svg:y="6cm">
          <text:p text:style-name="P1"><text:span text:style-name="T1">usu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3.6cm" svg:height="1.3cm" svg:x="9.2cm" svg:y="6cm">
          <text:p text:style-name="P3"><text:span text:style-name="T2">nick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13.1cm" svg:y="6cm">
          <text:p text:style-name="P5"><text:span text:style-name="T3">clav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17cm" svg:y="6cm">
          <text:p text:style-name="P5"><text:span text:style-name="T3">p</text:span><text:span text:style-name="T3">e</text:span><text:span text:style-name="T3">r</text:span><text:span text:style-name="T3">m</text:span><text:span text:style-name="T3">i</text:span><text:span text:style-name="T3">s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0.3cm">
          <text:p text:style-name="P1"><text:span text:style-name="T1">b</text:span><text:span text:style-name="T1">a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3.6cm" svg:height="1.3cm" svg:x="9.2cm" svg:y="10.3cm">
          <text:p text:style-name="P3"><text:span text:style-name="T2">nombr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17cm" svg:y="10.3cm">
          <text:p text:style-name="P5"><text:span text:style-name="T3">d</text:span><text:span text:style-name="T3">e</text:span><text:span text:style-name="T3">s</text:span><text:span text:style-name="T3">cr</text:span><text:span text:style-name="T3">b</text:span><text:span text:style-name="T3">a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0.9cm" svg:y="10.3cm">
          <text:p text:style-name="P5"><text:span text:style-name="T3">activado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4.8cm" svg:y="10.3cm">
          <text:p text:style-name="P5"><text:span text:style-name="T3">la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32.6cm" svg:y="10.3cm">
          <text:p text:style-name="P5"><text:span text:style-name="T3">direcci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36.5cm" svg:y="10.3cm">
          <text:p text:style-name="P5"><text:span text:style-name="T3">urlimage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8.7cm" svg:y="10.3cm">
          <text:p text:style-name="P5"><text:span text:style-name="T3">lon</text:span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4.7cm">
          <text:p text:style-name="P1"><text:span text:style-name="T1">progr</text:span><text:span text:style-name="T1">am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9.2cm" svg:y="14.7cm">
          <text:p text:style-name="P5"><text:span text:style-name="T3">titulo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17cm" svg:y="14.7cm">
          <text:p text:style-name="P5"><text:span text:style-name="T3">desc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0.9cm" svg:y="14.7cm">
          <text:p text:style-name="P5"><text:span text:style-name="T3">de</text:span><text:span text:style-name="T3">st</text:span><text:span text:style-name="T3">ac</text:span><text:span text:style-name="T3">ad</text:span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4.8cm" svg:y="14.7cm">
          <text:p text:style-name="P5"><text:span text:style-name="T3">in</text:span><text:span text:style-name="T3">ici</text:span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6cm" svg:height="1.3cm" svg:x="28.7cm" svg:y="14.7cm">
          <text:p text:style-name="P5"><text:span text:style-name="T3">fi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" draw:id="id1" draw:layer="layout" svg:width="3.6cm" svg:height="1.3cm" svg:x="32.6cm" svg:y="14.7cm">
          <text:p text:style-name="P5"><text:span text:style-name="T3">c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8.7cm">
          <text:p text:style-name="P1"><text:span text:style-name="T1">categori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" draw:id="id2" draw:layer="layout" svg:width="3.6cm" svg:height="1.3cm" svg:x="9.2cm" svg:y="18.7cm">
          <text:p text:style-name="P5"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c</text:span><text:span text:style-name="T3">a</text:span><text:span text:style-name="T3">t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34.4cm" svg:y1="16cm" svg:x2="11cm" svg:y2="18.7cm" draw:start-shape="id1" draw:start-glue-point="2" draw:end-shape="id2" svg:d="M34400 16000v1350h-23400v1350" svg:viewBox="0 0 23401 2701">
          <text:p/>
        </draw:connector>
        <draw:custom-shape draw:style-name="gr1" draw:text-style-name="P6" xml:id="id3" draw:id="id3" draw:layer="layout" svg:width="3.6cm" svg:height="1.3cm" svg:x="13.1cm" svg:y="14.7cm">
          <text:p text:style-name="P5"><text:span text:style-name="T3">bar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14.9cm" svg:y1="14.7cm" svg:x2="11cm" svg:y2="11.6cm" draw:start-shape="id3" draw:start-glue-point="0" draw:end-shape="id4" svg:d="M14900 14700v-1550h-3900v-1550" svg:viewBox="0 0 3901 3101">
          <text:p/>
        </draw:connector>
        <draw:custom-shape draw:style-name="gr1" draw:text-style-name="P4" xml:id="id5" draw:id="id5" draw:layer="layout" svg:width="3.6cm" svg:height="1.3cm" svg:x="13.1cm" svg:y="10.3cm">
          <text:p text:style-name="P3"><text:span text:style-name="T2">nickbar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14.9cm" svg:y1="10.3cm" svg:x2="11cm" svg:y2="7.3cm" draw:start-shape="id5" draw:start-glue-point="0" draw:end-shape="id6" draw:end-glue-point="2" svg:d="M14900 10300v-1500h-3900v-1500" svg:viewBox="0 0 3901 3001">
          <text:p/>
        </draw:connector>
        <draw:line draw:style-name="gr3" draw:text-style-name="P7" draw:layer="layout" svg:x1="10.3cm" svg:y1="15.7cm" svg:x2="15.4cm" svg:y2="15.7cm">
          <text:p/>
        </draw:line>
        <draw:line draw:style-name="gr3" draw:text-style-name="P7" draw:layer="layout" svg:x1="13.9cm" svg:y1="11.3cm" svg:x2="16cm" svg:y2="11.3cm">
          <text:p/>
        </draw:line>
        <draw:line draw:style-name="gr3" draw:text-style-name="P7" draw:layer="layout" svg:x1="10.5cm" svg:y1="7cm" svg:x2="11.6cm" svg:y2="7cm">
          <text:p/>
        </draw:line>
        <draw:line draw:style-name="gr3" draw:text-style-name="P7" draw:layer="layout" svg:x1="9.5cm" svg:y1="19.7cm" svg:x2="12.4cm" svg:y2="1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5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3:52:48.848459388</meta:creation-date>
    <meta:editing-duration>P0D</meta:editing-duration>
    <meta:editing-cycles>1</meta:editing-cycles>
    <meta:generator>LibreOffice/5.1.6.2$Linux_X86_64 LibreOffice_project/10m0$Build-2</meta:generator>
    <meta:document-statistic meta:object-count="30"/>
  </office:meta>
</office:document-meta>
</file>